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1F09E98C32406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left" draw:textarea-vertical-align="middle" draw:auto-grow-height="false" draw:fit-to-size="false" style:shrink-to-fit="false" fo:min-height="0.607cm" fo:min-width="2.867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3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left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.592cm" svg:height="2.592cm" svg:x="1.158cm" svg:y="1.158cm">
          <draw:image xlink:href="Pictures/10000001000002000000020061F09E98C3240685.png" xlink:type="simple" xlink:show="embed" xlink:actuate="onLoad" draw:mime-type="image/png">
            <text:p/>
          </draw:image>
        </draw:frame>
        <draw:custom-shape draw:name="Note 1" draw:style-name="gr2" draw:text-style-name="P3" draw:layer="layout" svg:width="3.5cm" svg:height="1cm" svg:x="10.5cm" svg:y="2.75cm">
          <text:p text:style-name="P2"><text:span text:style-name="T1">TITO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name="Simple 1" draw:style-name="gr3" draw:text-style-name="P5" draw:layer="layout" svg:width="5.023cm" svg:height="2.511cm" svg:x="4.227cm" svg:y="1.239cm">
          <text:p text:style-name="P4"><text:span text:style-name="T2">Envases</text:span></text:p>
          <text:p text:style-name="P4"><text:span text:style-name="T2">TIT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8:15:33.621521847</meta:creation-date>
    <dc:date>2022-10-24T20:53:25.183478182</dc:date>
    <meta:editing-duration>PT2H27M41S</meta:editing-duration>
    <meta:editing-cycles>1</meta:editing-cycles>
    <meta:document-statistic meta:object-count="3"/>
    <meta:generator>LibreOffice/7.3.6.2$Linux_X86_64 LibreOffice_project/30$Build-2</meta:generator>
  </office:meta>
</office:document-meta>
</file>